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table:align="margins" style:shadow="none"/>
    </style:style>
    <style:style style:name="Tabelle1.A" style:family="table-column">
      <style:table-column-properties style:column-width="6.399cm" style:rel-column-width="3628*"/>
    </style:style>
    <style:style style:name="Tabelle1.B" style:family="table-column">
      <style:table-column-properties style:column-width="0.349cm" style:rel-column-width="198*"/>
    </style:style>
    <style:style style:name="Tabelle1.C" style:family="table-column">
      <style:table-column-properties style:column-width="3.15cm" style:rel-column-width="1786*"/>
    </style:style>
    <style:style style:name="Tabelle1.D" style:family="table-column">
      <style:table-column-properties style:column-width="7.101cm" style:rel-column-width="402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C6" style:family="table-cell">
      <style:table-cell-properties fo:padding="0.049cm" fo:border-left="none" fo:border-right="none" fo:border-top="none" fo:border-bottom="1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officeooo:paragraph-rsid="00126344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fo:font-size="10pt" officeooo:paragraph-rsid="00126344" style:font-size-asian="10pt" style:font-size-complex="10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fo:font-size="12pt" officeooo:paragraph-rsid="000e4eb2" style:font-size-asian="12pt" style:font-size-complex="12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>
        <style:tab-stops>
          <style:tab-stop style:position="4.997cm"/>
          <style:tab-stop style:position="8.003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Wingdings" fo:font-size="12pt" officeooo:paragraph-rsid="000e4eb2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style:contextual-spacing="false">
        <style:tab-stops>
          <style:tab-stop style:position="4.997cm"/>
          <style:tab-stop style:position="8.003cm"/>
        </style:tab-stops>
      </style:paragraph-properties>
    </style:style>
    <style:style style:name="P24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style:font-name="Wingdings" fo:font-size="12pt" style:font-size-asian="12pt" style:font-size-complex="12pt"/>
    </style:style>
    <style:style style:name="P25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/>
      </style:paragraph-properties>
      <style:text-properties fo:font-size="12pt" officeooo:paragraph-rsid="00126344" style:font-size-asian="12pt" style:font-size-complex="12pt"/>
    </style:style>
    <style:style style:name="P28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fo:font-size="12pt" officeooo:paragraph-rsid="001e7c7c" style:font-size-asian="12pt" style:font-size-complex="12pt"/>
    </style:style>
    <style:style style:name="P29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</style:style>
    <style:style style:name="P30" style:family="paragraph" style:parent-style-name="Heading_20_3">
      <style:text-properties fo:font-size="14pt" style:font-size-asian="14pt" style:font-size-complex="14pt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>
      <style:text-properties fo:font-size="12pt" style:font-size-asian="12pt" style:font-size-complex="12pt"/>
    </style:style>
    <style:style style:name="P34" style:family="paragraph" style:parent-style-name="Table_20_Contents">
      <style:paragraph-properties fo:line-height="100%" fo:text-align="end" style:justify-single-word="false"/>
      <style:text-properties fo:font-size="12pt" officeooo:paragraph-rsid="001e7c7c" style:font-size-asian="12pt" style:font-size-complex="12pt"/>
    </style:style>
    <style:style style:name="P35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fo:font-size="12pt" officeooo:paragraph-rsid="001e7c7c" style:font-size-asian="12pt" style:font-size-complex="12pt"/>
    </style:style>
    <style:style style:name="P36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officeooo:rsid="00126344" style:font-style-asian="italic" style:font-style-complex="italic"/>
    </style:style>
    <style:style style:name="T6" style:family="text">
      <style:text-properties fo:font-style="italic" officeooo:rsid="001e7c7c" style:font-style-asian="italic" style:font-style-complex="italic"/>
    </style:style>
    <style:style style:name="T7" style:family="text">
      <style:text-properties fo:font-style="italic" officeooo:rsid="00249b67" style:font-style-asian="italic" style:font-style-complex="italic"/>
    </style:style>
    <style:style style:name="T8" style:family="text">
      <style:text-properties officeooo:rsid="00126344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26344"/>
    </style:style>
    <style:style style:name="T11" style:family="text">
      <style:text-properties officeooo:rsid="001e7c7c"/>
    </style:style>
    <style:style style:name="T12" style:family="text">
      <style:text-properties officeooo:rsid="00249b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bottom" fo:border="non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lyricist" form:control-implementation="ooo:com.sun.star.form.component.CheckBox" xml:id="control1" form:id="control1" form:label="Texter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omposer" form:control-implementation="ooo:com.sun.star.form.component.CheckBox" xml:id="control2" form:id="control2" form:label="Komponist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kproduzent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(in)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vestMmbr" form:control-implementation="ooo:com.sun.star.form.component.RadioButton" xml:id="control6" form:id="control6" form:label="ja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7" form:id="control7" form:label="nein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8" form:id="control8" form:label="ja, und zwar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9" form:id="control9" form:label="nein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10" form:id="control10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18"/>
      <text:p text:style-name="P19"/>
      <text:p text:style-name="P19">OpenMusicContest.org e.V.</text:p>
      <text:p text:style-name="P21">c/o Michalke</text:p>
      <text:p text:style-name="P21">Am Straussenkreuz 11</text:p>
      <text:p text:style-name="P21">40229 Düsseldorf</text:p>
      <text:p text:style-name="P22"/>
      <text:p text:style-name="P13"/>
      <text:p text:style-name="P13">Absichtserklärung<text:line-break/>zum geplanten Beitritt zur<text:line-break/>Cultural Commons Collecting Society<text:line-break/>(C3S)</text:p>
      <text:p text:style-name="P7"/>
      <text:p text:style-name="P11">Bitte die folgenden Seiten aufmerksam lesen,<text:line-break/>dann das Formular ausfüllen und an die C3S senden.</text:p>
      <text:p text:style-name="Standard"/>
      <text:p text:style-name="P14"><text:tab/>per Mail:<text:tab/>yes (at) c3s.cc</text:p>
      <text:p text:style-name="P14"/>
      <text:p text:style-name="P14"><text:tab/>per Fax:<text:tab/>Wolfgang Senges<text:line-break/><text:tab/><text:tab/>+49 (0)3212 – 9181818</text:p>
      <text:p text:style-name="P14"/>
      <text:p text:style-name="P14"><text:tab/>per Post:<text:tab/>OpenMusicContest.org e.V.<text:line-break/><text:tab/><text:tab/>c/o Michalke<text:line-break/><text:tab/><text:tab/>Am Straussenkreuz 11</text:p>
      <text:p text:style-name="P23"><text:tab/><text:tab/>40229 Düsseldorf</text:p>
      <text:p text:style-name="Standard"/>
      <text:h text:style-name="P32" text:outline-level="1">Absichtserklärung:</text:h>
      <text:p text:style-name="P12"/>
      <text:h text:style-name="P30" text:outline-level="3">So läuft's.</text:h>
      <text:p text:style-name="Standard">Step 1 - Du willst dabei sein? Zeig uns mit<text:span text:style-name="T2"> Deiner Unterschrift, dass es los gehen soll!</text:span></text:p>
      <text:p text:style-name="Standard">Step 2 - 1.000 Unterschriften - <text:span text:style-name="T2">dann wird die C3S gegründet.</text:span></text:p>
      <text:p text:style-name="Standard">Step 3 - Du entscheidest, ob Du <text:span text:style-name="T2">Gründungsmitglied werden und Geschichte schreiben</text:span> möchtest.</text:p>
      <text:p text:style-name="Standard"/>
      <text:h text:style-name="Heading_20_3" text:outline-level="3">Das passiert.</text:h>
      <text:p text:style-name="Standard">Mit dem Formular erklärst Du Deine Absicht, bei Gründung <text:span text:style-name="T1">Mitglied der C3S</text:span> werden zu wollen. Dafür wirst Du als Erster benachrichtigt, wann und wo das <text:span text:style-name="T2">Crowdfunding für die Gründung</text:span> startet - noch vor der Öffentlichkeit. Du kannst dann verbindlich Anteile an der C3S erhalten, und Rewards &amp; Goodies in teilweise sehr begrenzter Anzahl. Und <text:span text:style-name="T2">das wird was Großes</text:span>. Etwas, das es ausschließlich bei uns gibt. <text:span text:style-name="T2">Sei bei den Ersten, die auswählen können!</text:span></text:p>
      <text:p text:style-name="Standard"/>
      <text:h text:style-name="Heading_20_3" text:outline-level="3">Making History.</text:h>
      <text:p text:style-name="Standard">Als Teilnehmer des Crowdfundings kannst Du <text:span text:style-name="T2">Gründungsmitglied</text:span> der C3S werden.</text:p>
      <text:p text:style-name="Standard"/>
      <text:h text:style-name="Heading_20_3" text:outline-level="3">Keine Haken, keine Ösen.</text:h>
      <text:p text:style-name="Standard">Die Absichtserklärung ist zunächst <text:span text:style-name="T2">nicht verbindlich</text:span>. Du wirst durch Deine Unterschrift noch nicht Mitglied. Dir entstehen auch <text:span text:style-name="T2">keine Kosten</text:span>.</text:p>
      <text:p text:style-name="Standard"/>
      <text:h text:style-name="Heading_20_3" text:outline-level="3">Yay! Da bin ich dabei!</text:h>
      <text:p text:style-name="Standard">Erst beim Crowdfunding entscheidest Du, ob Du ein Mitglied werden oder einfach die C3S unterstützen möchtest. Das hoffen wir. Und wir freuen uns mächtig drauf.</text:p>
      <text:p text:style-name="Standard"/>
      <text:p text:style-name="P10">Also: Formular absenden, rein ins Mosh Pit, rauf auf die Bühne!</text:p>
      <text:h text:style-name="P31" text:outline-level="3">Na, dann – ausfüllen, unterzeichnen, einsenden... und Gründer werden!</text:h>
      <text:p text:style-name="P3"><text:span text:style-name="T1">(1) I</text:span>ch bin <text:span text:style-name="T2">musikalisch schöpferisch an mindestens drei Titeln beteiligt</text:span><text:span text:style-name="T1"> und </text:span>erwäge, die C3S nach Gründung mit der Wahrnehmung der Rechte für mehrere meiner Titel zu beauftragen.</text:p>
      <text:p text:style-name="P2"><text:tab/>(1a) Ich bin tätig als (Mehrfachauswahl möglich):</text:p>
      <text:p text:style-name="P25"><text:span text:style-name="T3"><text:tab/></text:span><text:span text:style-name="T3"><draw:control text:anchor-type="as-char" draw:z-index="8" draw:style-name="gr2" draw:text-style-name="P37" svg:width="3.629cm" svg:height="0.382cm" draw:control="control2"><svg:title>Komponist(in)</svg:title></draw:control></text:span></text:p>
      <text:p text:style-name="P16"><text:span text:style-name="T3"><text:tab/></text:span><text:span text:style-name="T3"><draw:control text:anchor-type="as-char" draw:z-index="7" draw:style-name="gr2" draw:text-style-name="P37" svg:width="3.747cm" svg:height="0.424cm" draw:control="control1"><svg:title>Texter(in)</svg:title></draw:control></text:span></text:p>
      <text:p text:style-name="P16"><text:span text:style-name="T3"><text:tab/></text:span><text:span text:style-name="T3"><draw:control text:anchor-type="as-char" draw:z-index="9" draw:style-name="gr2" draw:text-style-name="P37" svg:width="5.599cm" svg:height="0.428cm" draw:control="control3"><svg:title>Musikproduzent(in)</svg:title></draw:control></text:span></text:p>
      <text:p text:style-name="P16"><text:span text:style-name="T3"><text:tab/></text:span><text:span text:style-name="T3"><draw:control text:anchor-type="as-char" draw:z-index="10" draw:style-name="gr2" draw:text-style-name="P37" svg:width="5.434cm" svg:height="0.429cm" draw:control="control4"><svg:title>Remixer(in)</svg:title></draw:control></text:span></text:p>
      <text:p text:style-name="P16"><text:span text:style-name="T3"><text:tab/></text:span><text:span text:style-name="T3"><draw:control text:anchor-type="as-char" draw:z-index="11" draw:style-name="gr2" draw:text-style-name="P37" svg:width="8.827cm" svg:height="0.475cm" draw:control="control5"><svg:title>DJ</svg:title></draw:control></text:span></text:p>
      <text:p text:style-name="P1"><text:span text:style-name="T4"><text:tab/></text:span>(1b) Ich bin bereits <text:span text:style-name="T2">Mitglied einer Verwertungsgesellschaft</text:span>.</text:p>
      <text:p text:style-name="P29"><draw:g text:anchor-type="char" draw:z-index="14" draw:style-name="gr6"><draw:control draw:style-name="gr4" draw:text-style-name="P37" svg:width="3.073cm" svg:height="0.593cm" svg:x="1.928cm" svg:y="0.3cm" draw:control="control8"/><draw:control draw:style-name="gr4" draw:text-style-name="P37" svg:width="1.445cm" svg:height="0.523cm" svg:x="1.928cm" svg:y="0.893cm" draw:control="control9"/><draw:control draw:style-name="gr7" draw:text-style-name="P36" svg:width="10.3cm" svg:height="0.701cm" svg:x="5.107cm" svg:y="0cm" draw:control="control10"><svg:title>inColSocName</svg:title></draw:control></draw:g><text:tab/><text:tab/><text:tab/><text:tab/><text:tab/>_________________________________________________</text:p>
      <text:p text:style-name="P8"/>
      <text:p text:style-name="P24"><text:tab/></text:p>
      <text:p text:style-name="P17"/>
      <text:p text:style-name="P17">(2) Ich erwäge eine <text:span text:style-name="T2">fördernde Mitgliedschaft</text:span> in der C3S. Diese Option ist auch offen für Mitglieder anderer Verwertungsgesellschaften, ohne dort auszutreten.</text:p>
      <text:p text:style-name="P15"><draw:g text:anchor-type="char" draw:z-index="12" draw:style-name="gr3"><draw:control draw:style-name="gr4" draw:text-style-name="P37" svg:width="1.777cm" svg:height="0.498cm" svg:x="1.928cm" svg:y="0.406cm" draw:control="control6"/><draw:control draw:style-name="gr4" draw:text-style-name="P37" svg:width="2.133cm" svg:height="0.452cm" svg:x="1.928cm" svg:y="1.05cm" draw:control="control7"/></draw:g><text:tab/></text:p>
      <text:p text:style-name="P15"/>
      <text:p text:style-name="P9"/>
      <text:list xml:id="list2175271951465353435" text:style-name="L1">
        <text:list-header>
          <text:p text:style-name="P26">Meine Kontaktinformationen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5"><text:span text:style-name="T6">(Bürgerlicher)</text:span><text:span text:style-name="T11"> Vorname</text:span></text:p>
          </table:table-cell>
          <table:table-cell table:style-name="Tabelle1.A1" office:value-type="string">
            <text:p text:style-name="P33"/>
          </table:table-cell>
          <table:table-cell table:style-name="Tabelle1.C1" office:value-type="string">
            <text:p text:style-name="P33"><draw:control text:anchor-type="paragraph" draw:z-index="6" draw:style-name="gr1" draw:text-style-name="P36" svg:width="10.15cm" svg:height="0.701cm" svg:x="0cm" svg:y="0cm" draw:control="control11"/></text:p>
          </table:table-cell>
          <table:table-cell table:style-name="Tabelle1.C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34"><text:span text:style-name="T6">(Bürgerlicher)</text:span><text:span text:style-name="T11"> Nachname</text:span></text:p>
          </table:table-cell>
          <table:table-cell table:style-name="Tabelle1.A1" office:value-type="string">
            <text:p text:style-name="P33"/>
          </table:table-cell>
          <table:table-cell table:style-name="Tabelle1.C1" office:value-type="string">
            <text:p text:style-name="P33"><draw:control text:anchor-type="paragraph" draw:z-index="5" draw:style-name="gr1" draw:text-style-name="P36" svg:width="10.15cm" svg:height="0.701cm" svg:x="0cm" svg:y="0cm" draw:control="control12"/></text:p>
          </table:table-cell>
          <table:table-cell table:style-name="Tabelle1.C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8">Email</text:span></text:p>
          </table:table-cell>
          <table:table-cell table:style-name="Tabelle1.A1" office:value-type="string">
            <text:p text:style-name="P33"/>
          </table:table-cell>
          <table:table-cell table:style-name="Tabelle1.C1" office:value-type="string">
            <text:p text:style-name="P33"><draw:control text:anchor-type="paragraph" draw:z-index="4" draw:style-name="gr1" draw:text-style-name="P36" svg:width="10.15cm" svg:height="0.701cm" svg:x="0cm" svg:y="0cm" draw:control="control13"/></text:p>
          </table:table-cell>
          <table:table-cell table:style-name="Tabelle1.C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8">Stadt</text:span></text:p>
          </table:table-cell>
          <table:table-cell table:style-name="Tabelle1.A1" office:value-type="string">
            <text:p text:style-name="P33"/>
          </table:table-cell>
          <table:table-cell table:style-name="Tabelle1.C1" office:value-type="string">
            <text:p text:style-name="P33"><draw:control text:anchor-type="paragraph" draw:z-index="3" draw:style-name="gr1" draw:text-style-name="P36" svg:width="10.15cm" svg:height="0.701cm" svg:x="0cm" svg:y="0cm" draw:control="control14"/></text:p>
          </table:table-cell>
          <table:table-cell table:style-name="Tabelle1.C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8">Land</text:span></text:p>
          </table:table-cell>
          <table:table-cell table:style-name="Tabelle1.A1" office:value-type="string">
            <text:p text:style-name="P33"/>
          </table:table-cell>
          <table:table-cell table:style-name="Tabelle1.C1" office:value-type="string">
            <text:p text:style-name="P33"><draw:control text:anchor-type="paragraph" draw:z-index="2" draw:style-name="gr1" draw:text-style-name="P36" svg:width="10.15cm" svg:height="0.701cm" svg:x="0cm" svg:y="0cm" draw:control="control15"/></text:p>
          </table:table-cell>
          <table:table-cell table:style-name="Tabelle1.C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8">Geburtsdatum </text:span><text:span text:style-name="T7">(TT.MM.JJJJ)</text:span></text:p>
          </table:table-cell>
          <table:table-cell table:style-name="Tabelle1.A1" office:value-type="string">
            <text:p text:style-name="P33"/>
          </table:table-cell>
          <table:table-cell table:style-name="Tabelle1.C6" office:value-type="string">
            <text:p text:style-name="P33"><draw:control text:anchor-type="paragraph" draw:z-index="13" draw:style-name="gr5" draw:text-style-name="P36" svg:width="3.514cm" svg:height="0.701cm" svg:x="0cm" svg:y="0cm" draw:control="control18"/></text:p>
          </table:table-cell>
          <table:table-cell table:style-name="Tabelle1.A1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5">optional:</text:span><text:span text:style-name="T8"> Band/Künstlername</text:span></text:p>
          </table:table-cell>
          <table:table-cell table:style-name="Tabelle1.A1" office:value-type="string">
            <text:p text:style-name="P33"/>
          </table:table-cell>
          <table:table-cell table:style-name="Tabelle1.C6" office:value-type="string">
            <text:p text:style-name="P33"><draw:control text:anchor-type="paragraph" draw:z-index="1" draw:style-name="gr1" draw:text-style-name="P36" svg:width="10.15cm" svg:height="0.701cm" svg:x="0cm" svg:y="0cm" draw:control="control16"/></text:p>
          </table:table-cell>
          <table:table-cell table:style-name="Tabelle1.C6" office:value-type="string">
            <text:p text:style-name="P33"/>
          </table:table-cell>
        </table:table-row>
        <table:table-row>
          <table:table-cell table:style-name="Tabelle1.A1" office:value-type="string">
            <text:p text:style-name="P28"><text:span text:style-name="T5">optional:</text:span><text:span text:style-name="T8"> Homepage</text:span></text:p>
          </table:table-cell>
          <table:table-cell table:style-name="Tabelle1.A1" office:value-type="string">
            <text:p text:style-name="P33"/>
          </table:table-cell>
          <table:table-cell table:style-name="Tabelle1.C6" office:value-type="string">
            <text:p text:style-name="P33"><draw:control text:anchor-type="paragraph" draw:z-index="0" draw:style-name="gr1" draw:text-style-name="P36" svg:width="10.15cm" svg:height="0.701cm" svg:x="0cm" svg:y="0cm" draw:control="control17"/></text:p>
          </table:table-cell>
          <table:table-cell table:style-name="Tabelle1.C6" office:value-type="string">
            <text:p text:style-name="P33"/>
          </table:table-cell>
        </table:table-row>
      </table:table>
      <text:list xml:id="list700663268" text:continue-numbering="true" text:style-name="L1">
        <text:list-header>
          <text:p text:style-name="P26"/>
        </text:list-header>
      </text:list>
      <text:p text:style-name="P4"/>
      <text:p text:style-name="P4"/>
      <text:p text:style-name="P4"/>
      <text:p text:style-name="P5">______________<text:tab/>__________________________<text:tab/>______________________________</text:p>
      <text:p text:style-name="P6"><text:span text:style-name="T9">Datum<text:tab/>Ort<text:tab/></text:span><text:span text:style-name="T10">Unterschr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5T13:02:12</dc:date>
    <meta:editing-duration>P1DT1H15M44S</meta:editing-duration>
    <meta:editing-cycles>33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49" meta:word-count="345" meta:character-count="2473" meta:non-whitespace-character-count="2144"/>
  </office:meta>
</office:document-meta>
</file>